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LAM">
            <text:p>LAM</text:p>
          </table:table-cell>
          <table:table-cell office:value-type="float" office:value="49">
            <text:p>49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nyx eles">
            <text:p>nyx eles</text:p>
          </table:table-cell>
          <table:table-cell office:value-type="float" office:value="48">
            <text:p>4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A-Lin">
            <text:p>A-Lin</text:p>
          </table:table-cell>
          <table:table-cell office:value-type="float" office:value="45">
            <text:p>45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Spotlight Kyd">
            <text:p>Spotlight Kyd</text:p>
          </table:table-cell>
          <table:table-cell office:value-type="float" office:value="45">
            <text:p>45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sg75">
            <text:p>sg75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cieciu">
            <text:p>cieciu</text:p>
          </table:table-cell>
          <table:table-cell office:value-type="float" office:value="37">
            <text:p>37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imMature">
            <text:p>imMature</text:p>
          </table:table-cell>
          <table:table-cell office:value-type="float" office:value="36">
            <text:p>3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Min Jun Gi">
            <text:p>Min Jun Gi</text:p>
          </table:table-cell>
          <table:table-cell office:value-type="float" office:value="35">
            <text:p>35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ahaathyva">
            <text:p>Sahaathyva</text:p>
          </table:table-cell>
          <table:table-cell office:value-type="float" office:value="34">
            <text:p>3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NickTheSic">
            <text:p>NickTheSic</text:p>
          </table:table-cell>
          <table:table-cell office:value-type="float" office:value="26">
            <text:p>26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Trumpetrespas">
            <text:p>Trumpetrespas</text:p>
          </table:table-cell>
          <table:table-cell office:value-type="float" office:value="26">
            <text:p>26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asublin">
            <text:p>asublin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cieciu">
            <text:p>cieciu</text:p>
          </table:table-cell>
          <table:table-cell table:style-name="pd1" office:value-type="string" office:value="immature">
            <text:p>immature</text:p>
          </table:table-cell>
          <table:table-cell table:style-name="pd1" office:value-type="string" office:value="lam">
            <text:p>lam</text:p>
          </table:table-cell>
          <table:table-cell table:style-name="pd1" office:value-type="string" office:value="metalpnkx">
            <text:p>metalpnkx</text:p>
          </table:table-cell>
          <table:table-cell table:style-name="pd1" office:value-type="string" office:value="min">
            <text:p>min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ahaathyva">
            <text:p>sahaathyva</text:p>
          </table:table-cell>
          <table:table-cell table:style-name="pd1" office:value-type="string" office:value="spotlightkid">
            <text:p>spotlightkid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value="cieciu">
            <text:p>cieciu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string" office:value="immature">
            <text:p>immature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string" office:value="lam">
            <text:p>lam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string" office:value="metalpnkx">
            <text:p>metalpnkx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string" office:value="min">
            <text:p>min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string" office:value="sahaathyva">
            <text:p>sahaathyva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45.0">
            <text:p>45.0</text:p>
          </table:table-cell>
          <table:table-cell office:value-type="float" office:value="40.0">
            <text:p>40.0</text:p>
          </table:table-cell>
          <table:table-cell office:value-type="float" office:value="37.0">
            <text:p>37.0</text:p>
          </table:table-cell>
          <table:table-cell office:value-type="float" office:value="36.0">
            <text:p>36.0</text:p>
          </table:table-cell>
          <table:table-cell office:value-type="float" office:value="49.0">
            <text:p>49.0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8.0">
            <text:p>48.0</text:p>
          </table:table-cell>
          <table:table-cell office:value-type="float" office:value="34.0">
            <text:p>34.0</text:p>
          </table:table-cell>
          <table:table-cell office:value-type="float" office:value="45.0">
            <text:p>45.0</text:p>
          </table:table-cell>
          <table:table-cell office:value-type="float" office:value="26.0">
            <text:p>26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4.5">
            <text:p>4.5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4.4">
            <text:p>4.4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2.4">
            <text:p>2.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2.727272727272727">
            <text:p>2.727272727272727</text:p>
          </table:table-cell>
          <table:table-cell office:value-type="float" office:value="-14.5">
            <text:p>-14.5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2.6363636363636362">
            <text:p>2.6363636363636362</text:p>
          </table:table-cell>
          <table:table-cell office:value-type="float" office:value="-17.3">
            <text:p>-17.3</text:p>
          </table:table-cell>
        </table:table-row>
        <table:table-row>
          <table:table-cell table:style-name="pd1" office:value-type="string" office:value="cieciu">
            <text:p>cieciu</text:p>
          </table:table-cell>
          <table:table-cell office:value-type="float" office:value="3.727272727272727">
            <text:p>3.727272727272727</text:p>
          </table:table-cell>
          <table:table-cell office:value-type="float" office:value="16.9">
            <text:p>16.9</text:p>
          </table:table-cell>
        </table:table-row>
        <table:table-row>
          <table:table-cell table:style-name="pd1" office:value-type="string" office:value="immature">
            <text:p>immature</text:p>
          </table:table-cell>
          <table:table-cell office:value-type="float" office:value="3.0">
            <text:p>3.0</text:p>
          </table:table-cell>
          <table:table-cell office:value-type="float" office:value="-5.9">
            <text:p>-5.9</text:p>
          </table:table-cell>
        </table:table-row>
        <table:table-row>
          <table:table-cell table:style-name="pd1" office:value-type="string" office:value="lam">
            <text:p>lam</text:p>
          </table:table-cell>
          <table:table-cell office:value-type="float" office:value="3.0">
            <text:p>3.0</text:p>
          </table:table-cell>
          <table:table-cell office:value-type="float" office:value="-5.9">
            <text:p>-5.9</text:p>
          </table:table-cell>
        </table:table-row>
        <table:table-row>
          <table:table-cell table:style-name="pd1" office:value-type="string" office:value="metalpnkx">
            <text:p>metalpnkx</text:p>
          </table:table-cell>
          <table:table-cell office:value-type="float" office:value="3.8181818181818183">
            <text:p>3.8181818181818183</text:p>
          </table:table-cell>
          <table:table-cell office:value-type="float" office:value="19.7">
            <text:p>19.7</text:p>
          </table:table-cell>
        </table:table-row>
        <table:table-row>
          <table:table-cell table:style-name="pd1" office:value-type="string" office:value="min">
            <text:p>min</text:p>
          </table:table-cell>
          <table:table-cell office:value-type="float" office:value="3.4545454545454546">
            <text:p>3.4545454545454546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.909090909090909">
            <text:p>2.909090909090909</text:p>
          </table:table-cell>
          <table:table-cell office:value-type="float" office:value="-8.8">
            <text:p>-8.8</text:p>
          </table:table-cell>
        </table:table-row>
        <table:table-row>
          <table:table-cell table:style-name="pd1" office:value-type="string" office:value="sahaathyva">
            <text:p>sahaathyva</text:p>
          </table:table-cell>
          <table:table-cell office:value-type="float" office:value="3.1818181818181817">
            <text:p>3.1818181818181817</text:p>
          </table:table-cell>
          <table:table-cell office:value-type="float" office:value="-0.2">
            <text:p>-0.2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-5.9">
            <text:p>-5.9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2.909090909090909">
            <text:p>2.909090909090909</text:p>
          </table:table-cell>
          <table:table-cell office:value-type="float" office:value="-8.8">
            <text:p>-8.8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3.909090909090909">
            <text:p>3.909090909090909</text:p>
          </table:table-cell>
          <table:table-cell office:value-type="float" office:value="22.6">
            <text:p>22.6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.2">
            <text:p>18.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4.7">
            <text:p>34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.4">
            <text:p>26.4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.2">
            <text:p>18.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